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d80" officeooo:paragraph-rsid="00045d8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5d80" officeooo:paragraph-rsid="00045d80" style:font-weight-asian="bold" style:font-weight-complex="bold"/>
    </style:style>
    <style:style style:name="P3" style:family="paragraph" style:parent-style-name="Table_20_Contents">
      <style:text-properties officeooo:rsid="00045d80" officeooo:paragraph-rsid="00045d80"/>
    </style:style>
    <style:style style:name="P4" style:family="paragraph" style:parent-style-name="Table_20_Contents">
      <style:text-properties officeooo:rsid="00045d80" officeooo:paragraph-rsid="00062589"/>
    </style:style>
    <style:style style:name="P5" style:family="paragraph" style:parent-style-name="Table_20_Contents">
      <style:text-properties officeooo:rsid="00045d80" officeooo:paragraph-rsid="0007b446"/>
    </style:style>
    <style:style style:name="T1" style:family="text">
      <style:text-properties officeooo:rsid="00045d80"/>
    </style:style>
    <style:style style:name="T2" style:family="text">
      <style:text-properties officeooo:rsid="00062589"/>
    </style:style>
    <style:style style:name="T3" style:family="text">
      <style:text-properties officeooo:rsid="0007b4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ARE TRANSFER FORM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Entity Details</text:p>
          </table:table-cell>
          <table:table-cell table:style-name="Table1.B1" office:value-type="string">
            <text:p text:style-name="Table_20_Contents"><text:span text:style-name="T1"><text:text-input text:description="">{{ company.companyName }}</text:text-input></text:span> <text:span text:style-name="T1">(NZCN </text:span><text:span text:style-name="T1"><text:text-input text:description="">{{ company.companyNumber }}</text:text-input></text:span><text:span text:style-name="T1">)</text:span></text:p>
          </table:table-cell>
        </table:table-row>
        <table:table-row>
          <table:table-cell table:style-name="Table1.A2" office:value-type="string">
            <text:p text:style-name="P3">Description of Shares</text:p>
          </table:table-cell>
          <table:table-cell table:style-name="Table1.B2" office:value-type="string">
            <text:p text:style-name="P3"><text:text-input text:description="">{{ transaction.shareClass }}</text:text-input></text:p>
          </table:table-cell>
        </table:table-row>
        <table:table-row>
          <table:table-cell table:style-name="Table1.A2" office:value-type="string">
            <text:p text:style-name="P3">Number to be Transferred</text:p>
          </table:table-cell>
          <table:table-cell table:style-name="Table1.B2" office:value-type="string">
            <text:p text:style-name="P3"><text:text-input text:description="">{{ transaction.amount }}</text:text-input></text:p>
          </table:table-cell>
        </table:table-row>
        <table:table-row>
          <table:table-cell table:style-name="Table1.A2" office:value-type="string">
            <text:p text:style-name="P3">Transferor Details<text:line-break/>(Full Name and Physical Address)</text:p>
          </table:table-cell>
          <table:table-cell table:style-name="Table1.B2" office:value-type="string">
            <text:p text:style-name="P3"><text:text-input text:description="">{% for holder in transaction.transferors %}</text:text-input></text:p>
            <text:p text:style-name="P3"><text:text-input text:description="">{{ holder.name }}</text:text-input><text:line-break/><text:text-input text:description="">{{ transaction.address }}</text:text-input></text:p>
            <text:p text:style-name="P3"/>
            <text:p text:style-name="P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3">Transferee Details<text:line-break/>(Full Name and Physical Address)</text:p>
          </table:table-cell>
          <table:table-cell table:style-name="Table1.B2" office:value-type="string">
            <text:p text:style-name="P4"><text:span text:style-name="T2"><text:text-input text:description="">{% for holder in transaction.transferees %}</text:text-input></text:span></text:p>
            <text:p text:style-name="P4"><text:text-input text:description="">{{ holder.name }}</text:text-input><text:line-break/><text:text-input text:description="">{{ transaction.address }}</text:text-input></text:p>
            <text:p text:style-name="P4"/>
            <text:p text:style-name="P4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3">Consideration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Transfer Date</text:p>
          </table:table-cell>
          <table:table-cell table:style-name="Table1.B2" office:value-type="string">
            <text:p text:style-name="P5"><text:span text:style-name="T3"><text:text-input text:description="">{{ effectiveDateString }}</text:text-input></text:span></text:p>
          </table:table-cell>
        </table:table-row>
        <table:table-row>
          <table:table-cell table:style-name="Table1.A2" office:value-type="string">
            <text:p text:style-name="P3">Signature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4:03:31.089624000</meta:creation-date>
    <meta:generator>LibreOffice/5.0.4.2$MacOSX_X86_64 LibreOffice_project/2b9802c1994aa0b7dc6079e128979269cf95bc78</meta:generator>
    <dc:date>2016-07-18T14:12:05.796171000</dc:date>
    <meta:editing-duration>PT8M37S</meta:editing-duration>
    <meta:editing-cycles>3</meta:editing-cycles>
    <meta:document-statistic meta:table-count="1" meta:image-count="0" meta:object-count="0" meta:page-count="1" meta:paragraph-count="19" meta:word-count="103" meta:character-count="573" meta:non-whitespace-character-count="516"/>
  </office:meta>
</office:document-meta>
</file>